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Designs</text:p>
      <text:p text:style-name="P1"/>
      <text:p text:style-name="P3"/>
      <text:p text:style-name="P5">Talent Trees</text:p>
      <text:list xml:id="list7589256887396915953" text:style-name="L9">
        <text:list-item>
          <text:p text:style-name="P19"><text:span text:style-name="T2">Brawler</text:span></text:p>
        </text:list-item>
        <text:list-item>
          <text:p text:style-name="P19"><text:span text:style-name="T2">Guardian</text:span></text:p>
        </text:list-item>
        <text:list-item>
          <text:p text:style-name="P19"><text:span text:style-name="T2">Assassination</text:span></text:p>
        </text:list-item>
        <text:list-item>
          <text:p text:style-name="P19"><text:span text:style-name="T2">Duelist</text:span></text:p>
        </text:list-item>
        <text:list-item>
          <text:p text:style-name="P19"><text:span text:style-name="T2">Ranger</text:span></text:p>
        </text:list-item>
        <text:list-item>
          <text:p text:style-name="P19"><text:span text:style-name="T2">Pyromania</text:span></text:p>
        </text:list-item>
        <text:list-item>
          <text:p text:style-name="P19"><text:span text:style-name="T2">Naturalism</text:span></text:p>
        </text:list-item>
        <text:list-item>
          <text:p text:style-name="P19"><text:span text:style-name="T2">Shadowcraft</text:span></text:p>
        </text:list-item>
        <text:list-item>
          <text:p text:style-name="P19"><text:span text:style-name="T2">Corruption</text:span></text:p>
        </text:list-item>
        <text:list-item>
          <text:p text:style-name="P19"><text:span text:style-name="T2">Cyromancy</text:span></text:p>
        </text:list-item>
        <text:list-item>
          <text:p text:style-name="P19"><text:span text:style-name="T2">Divinity</text:span></text:p>
        </text:list-item>
        <text:list-item>
          <text:p text:style-name="P19"><text:span text:style-name="T2">Summoner</text:span></text:p>
        </text:list-item>
        <text:list-item>
          <text:p text:style-name="P19"><text:span text:style-name="T2">Manipulation</text:span></text:p>
        </text:list-item>
      </text:list>
      <text:p text:style-name="P3"/>
      <text:p text:style-name="P3"/>
      <text:p text:style-name="P5">Specific Talent Trees and Their Cards</text:p>
      <text:p text:style-name="P1"/>
      <text:p text:style-name="P5">Pyromania</text:p>
      <text:list xml:id="list5548297147834886696" text:style-name="L2">
        <text:list-item>
          <text:list>
            <text:list-item>
              <text:list>
                <text:list-item>
                  <text:p text:style-name="P6">Cauterize (Common, Skill, Energy 10): Exhaust a card in your hand: Gain 2 Power<text:tab/>.</text:p>
                </text:list-item>
                <text:list-item>
                  <text:p text:style-name="P6">Hot Head (Common, Skill, Energy 0): Gain 10 Energy. Add a Burn to your hand. </text:p>
                </text:list-item>
                <text:list-item>
                  <text:p text:style-name="P6">Fire Ward (Common, Skill, Energy 10): Gain 8 Block. Add a Burn to your hand.</text:p>
                </text:list-item>
                <text:list-item>
                  <text:p text:style-name="P6">Fiery Slash (Common, MA, Energy 10): Deal 5 Fire Damage. Apply 2 Burning.</text:p>
                </text:list-item>
                <text:list-item>
                  <text:p text:style-name="P6">Fiery Aura (Common, Power, Energy 20): On activation end , apply 3 burning to all enemies</text:p>
                </text:list-item>
                <text:list-item>
                  <text:p text:style-name="P6">Fire Ball (Common, RA, Energy 10): Apply 4 Burning.</text:p>
                </text:list-item>
                <text:list-item>
                  <text:p text:style-name="P6">Eruption (Epic, Skill, Energy 20): Exhaust all burn cards in your hand. For each exhaust, deal <text:soft-page-break/>10 Fire damage to all enemies.</text:p>
                </text:list-item>
                <text:list-item>
                  <text:p text:style-name="P6">Meteor (Rare, RA, Energy 20): Deal 18 Fire damage to all enemies. Add 2 Burns to your hand.</text:p>
                </text:list-item>
                <text:list-item>
                  <text:p text:style-name="P6">Cataclysm (Epic, RA, Energy 10): Deal Fire damage to a target equal to their current burning amount. 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  <text:p text:style-name="P5">Naturalism</text:p>
      <text:list xml:id="list38448468" text:continue-numbering="true" text:style-name="L2">
        <text:list-item>
          <text:list>
            <text:list-item>
              <text:list>
                <text:list-item>
                  <text:p text:style-name="P6">Primal Rage (Common, Skill, Energy 10): Give a target Power equal to your Overload. Exhaust.</text:p>
                </text:list-item>
                <text:list-item>
                  <text:p text:style-name="P6">Lightning Rod (Common, RA, Energy 10): Deal 4 Air damage to a target for each stack of Overload.</text:p>
                </text:list-item>
                <text:list-item>
                  <text:p text:style-name="P6">Spirit Surge (Common, Skill, Energy 0): Target character gains 10 Energy and draws 1 card.</text:p>
                </text:list-item>
                <text:list-item>
                  <text:p text:style-name="P6">Thunder Strike (Common, MA, Energy 10): Deal 5 Physical damage. Gain 1 Overload.</text:p>
                </text:list-item>
                <text:list-item>
                  <text:p text:style-name="P6">Lightning Shield (Common, Skill, Energy 10): Gain 6 Block. Gain 1 Overload</text:p>
                </text:list-item>
                <text:list-item>
                  <text:p text:style-name="P6">Fusion (Common, Power, Energy 10): Whenever you gain Overload, draw 1 card.</text:p>
                </text:list-item>
                <text:list-item>
                  <text:p text:style-name="P6">Chain Lightning (Rare, RA, Energy 20): Deal 5 Air Damage to a random enemy 3 times.</text:p>
                </text:list-item>
                <text:list-item>
                  <text:p text:style-name="P6">Battery (Epic, Skill, Energy 0): Remove all Overload. For each stack removed, gain 10 energy and draw 1 card. Exhaust</text:p>
                </text:list-item>
                <text:list-item>
                  <text:p text:style-name="P6">Static Barrier (Rare, Skill, Energy X): Spend all your energy. For each 10 spent, gain 2 Overload and 5 Block.</text:p>
                </text:list-item>
                <text:list-item>
                  <text:p text:style-name="P6">Favourable Winds (Epic, Skill, Energy 10) Give yourself and allies 10 Stamina and 1 Draw. Exhaust.</text:p>
                </text:list-item>
                <text:list-item>
                  <text:p text:style-name="P6"/>
                </text:list-item>
                <text:list-item>
                  <text:p text:style-name="P6">Overload: On activation end, deal X air damage to a random enemy</text:p>
                </text:list-item>
              </text:list>
            </text:list-item>
          </text:list>
        </text:list-item>
      </text:list>
      <text:p text:style-name="P3"/>
      <text:p text:style-name="P5">Brawler</text:p>
      <text:list xml:id="list38457361" text:continue-numbering="true" text:style-name="L2">
        <text:list-item>
          <text:list>
            <text:list-item>
              <text:list>
                <text:list-item>
                  <text:p text:style-name="P6">Blood Offering (Common, Skill, Energy 0): Lose 3HP. Gain 10 Energy</text:p>
                </text:list-item>
                <text:list-item>
                  <text:p text:style-name="P6">Reckless Strike (Common, MA, Energy 10): Deal 12 Physical damage. Lose 3HP.</text:p>
                </text:list-item>
                <text:list-item>
                  <text:p text:style-name="P6">Enrage (Common, Power, Energy 20): Whenever you lose HP, gain 2 Power. </text:p>
                </text:list-item>
                <text:list-item>
                  <text:p text:style-name="P6">Whirlwind (Common, MA, Energy 10): Deal 5 Physical damage to all enemies. 2H: Draw 1 card.</text:p>
                </text:list-item>
                <text:list-item>
                  <text:p text:style-name="P6"><text:soft-page-break/>Smash (Common, MA, Energy 20): Deal 15 Physical damage. 2H: Apply 2 Vulnerable.</text:p>
                </text:list-item>
                <text:list-item>
                  <text:p text:style-name="P6">Rampage (Common, MA, Energy 0): Deal 5 Physical damage. 2H: Shuffle a copy of this into your draw pile.</text:p>
                </text:list-item>
                <text:list-item>
                  <text:p text:style-name="P6">Battle Cry (Rare, Skill, Energy 10): Give 2 Power to self and allies.</text:p>
                </text:list-item>
                <text:list-item>
                  <text:p text:style-name="P6">Feel No Pain! (Rare, Skill, Energy 0): Give a target 1 Barrier. Exhaust.</text:p>
                </text:list-item>
                <text:list-item>
                  <text:p text:style-name="P6">Red Haze (Epic, Skill, Energy 10): Give a target 5 Power. Apply 2 Silenced.</text:p>
                </text:list-item>
                <text:list-item>
                  <text:p text:style-name="P6">Battle Trance (Epic, Power, Energy 20): Whenever you lose HP, gain 10 energy and draw 1 card.</text:p>
                </text:list-item>
              </text:list>
            </text:list-item>
          </text:list>
        </text:list-item>
      </text:list>
      <text:p text:style-name="P5">Guardian</text:p>
      <text:list xml:id="list38458274" text:continue-numbering="true" text:style-name="L2">
        <text:list-item>
          <text:list>
            <text:list-item>
              <text:list>
                <text:list-item>
                  <text:p text:style-name="P6">Sword And Board (Common, Energy 10, MA): Deal 6 Physical damage. Shielded: Gain 4 Block.</text:p>
                </text:list-item>
                <text:list-item>
                  <text:p text:style-name="P6">Shield Slam (Common, Energy 10, MA): Deal physical damage equal to your current block.</text:p>
                </text:list-item>
                <text:list-item>
                  <text:p text:style-name="P6">Provoke (Common, Energy 10, Skill): Force an enemy to focus its next attack on you.</text:p>
                </text:list-item>
                <text:list-item>
                  <text:p text:style-name="P6">Testudo (Common, Energy 0, Skill): Give a target 5 Block. Shielded: Draw 1 card.</text:p>
                </text:list-item>
                <text:list-item>
                  <text:p text:style-name="P6">Cautious (Common, Power, Energy 20): On activation end, gain 5 Block.</text:p>
                </text:list-item>
                <text:list-item>
                  <text:p text:style-name="P6">Noble Sacrifice (Common, Skill, Energy 10): Give a target 15 Block. Lose 3HP.</text:p>
                </text:list-item>
                <text:list-item>
                  <text:p text:style-name="P6">Challenging Shout (Rare, Energy 10, Skill) Force all enemies to focus their next attacks on you</text:p>
                </text:list-item>
                <text:list-item>
                  <text:p text:style-name="P6">Reactive Armour (Rare, Energy 20, Skill): Deal Physical damage equal to your current block to all enemies.</text:p>
                </text:list-item>
                <text:list-item>
                  <text:p text:style-name="P6">Unwavering (Epic, Energy 30, Power): Your block does not expire on activation end.</text:p>
                </text:list-item>
                <text:list-item>
                  <text:p text:style-name="P6">Sentinel (Epic, Energy 20, Power): Whenever you gain block, deal 5 Physical damage to a random enemy.</text:p>
                </text:list-item>
              </text:list>
            </text:list-item>
          </text:list>
        </text:list-item>
      </text:list>
      <text:p text:style-name="P5">Divinity</text:p>
      <text:p text:style-name="P3"/>
      <text:list xml:id="list38469791" text:continue-numbering="true" text:style-name="L2">
        <text:list-item>
          <text:list>
            <text:list-item>
              <text:list>
                <text:list-item>
                  <text:p text:style-name="P6">Invigorate (Common, Energy 0, Skill): Give a target 10 Stamina. Exhaust</text:p>
                </text:list-item>
                <text:list-item>
                  <text:p text:style-name="P6">Holy Fire (Common, Energy 10, Skill): Give an ally 6 block, or deal 6 Fire damage to an enemy</text:p>
                </text:list-item>
                <text:list-item>
                  <text:p text:style-name="P6">Consecration (Common, Energy 20, Skill): Give self and allies 6 Block. Apply 1 Vulnerable to all enemies.</text:p>
                </text:list-item>
                <text:list-item>
                  <text:p text:style-name="P6">Inspire (Common, Energy 10, Skill): Give a target 2 Power.</text:p>
                </text:list-item>
                <text:list-item>
                  <text:p text:style-name="P6"><text:soft-page-break/>Encouraging Aura (Common, Energy 20, Power): On activation end, give 10 Energy to a random ally.</text:p>
                </text:list-item>
                <text:list-item>
                  <text:p text:style-name="P6">Bless (Rare, Energy 10, Skill): Give an ally 1 Rune. Exhaust.</text:p>
                </text:list-item>
                <text:list-item>
                  <text:p text:style-name="P6">Divine Favour (Epic, Energy 20, Skill): Give 1 Barrier to self and allies. </text:p>
                </text:list-item>
              </text:list>
            </text:list-item>
          </text:list>
        </text:list-item>
      </text:list>
      <text:p text:style-name="P3"/>
      <text:p text:style-name="P3"/>
      <text:p text:style-name="P5">Shadowcraft</text:p>
      <text:list xml:id="list38445529" text:continue-numbering="true" text:style-name="L2">
        <text:list-item>
          <text:list>
            <text:list-item>
              <text:list>
                <text:list-item>
                  <text:p text:style-name="P6">Shadow Aura (Common, Energy 10, Power): On activation end, apply 1 Weakened to a random enemy</text:p>
                </text:list-item>
                <text:list-item>
                  <text:p text:style-name="P6">Shadow Bolt (Common, Energy 10, RA): Deal 6 Shadow damage. Apply 1 Weakened.</text:p>
                </text:list-item>
                <text:list-item>
                  <text:p text:style-name="P6">Hex: (Common, Energy 10, Skill): Apply 2 Weakened and 2 Vulnerable to a target. Exhaust.</text:p>
                </text:list-item>
                <text:list-item>
                  <text:p text:style-name="P6">Revel In Misery (Common, Energy 10, Skill) Gain 1 Power for each stack of Weakened on all enemies.</text:p>
                </text:list-item>
                <text:list-item>
                  <text:p text:style-name="P6">Chaos Nova (Common, Energy 20, Skill): Deal 10 Shadow damage and apply 1 weakened to all enemies.</text:p>
                </text:list-item>
                <text:list-item>
                  <text:p text:style-name="P6">Dark Gift (Common, Energy 10, Skill): Give a target 2 Wrath. Exhaust.</text:p>
                </text:list-item>
                <text:list-item>
                  <text:p text:style-name="P6">Soul Collector (Rare, Power, Energy 10): Whenever you exhaust a card, apply 1 weakened to a random enemy.</text:p>
                </text:list-item>
                <text:list-item>
                  <text:p text:style-name="P6">Journey Below (Rare, Energy 0, Skill): Exhaust your hand. For each exhaust, add a random Shadowcraft card to hand.</text:p>
                </text:list-item>
                <text:list-item>
                  <text:p text:style-name="P6">Doom (Epic, RA, Energy X) Spend all energy. For each 10 spent, deal 10 Shadow damage and apply 2 weakened to a target.</text:p>
                </text:list-item>
                <text:list-item>
                  <text:p text:style-name="P6">Well Of Souls (Epic, Energy 20, Power): On activation start, add 2 'Haunt' cards to your hand.</text:p>
                  <text:list>
                    <text:list-item>
                      <text:p text:style-name="P6">Haunt (Energy 0, Skill): Apply 1 weakened. Exhaust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>Duelist</text:p>
      <text:list xml:id="list38443015" text:continue-numbering="true" text:style-name="L2">
        <text:list-item>
          <text:list>
            <text:list-item>
              <text:list>
                <text:list-item>
                  <text:p text:style-name="P6">Twin Strike (Common, Energy 10, MA): <text:s/>Deal 5 Physical damage. Dual Wield: <text:s/>Deal 5 Physical damage again.</text:p>
                </text:list-item>
                <text:list-item>
                  <text:p text:style-name="P6">Blade Dance (Common, Energy 20, Power): On activation start, reduce the cost of a random Melee Attack card in your hand to 0.</text:p>
                </text:list-item>
                <text:list-item>
                  <text:p text:style-name="P6">Tendon Slash (Common, Energy 10, MA): Deal 5 Physical damage. DW: Apply 1 weakened.</text:p>
                </text:list-item>
                <text:list-item>
                  <text:p text:style-name="P6"><text:soft-page-break/>Shield Shatter (Common, Energy 20, MA): Remove all block from a target. Deal 8 Physical damage.</text:p>
                </text:list-item>
                <text:list-item>
                  <text:p text:style-name="P6">Second Wind (Rare, Energy 0, Skill): Gain Energy equal to your Stamina. Exhaust.</text:p>
                </text:list-item>
                <text:list-item>
                  <text:p text:style-name="P6">Balanced Stance (Rare, Energy 20, Power): Whenever you play a Melee Attack card, gain 3 Block.</text:p>
                </text:list-item>
              </text:list>
            </text:list-item>
          </text:list>
        </text:list-item>
      </text:list>
      <text:p text:style-name="P3"/>
      <text:p text:style-name="P5">Assassination</text:p>
      <text:list xml:id="list38465698" text:continue-numbering="true" text:style-name="L2">
        <text:list-item>
          <text:list>
            <text:list-item>
              <text:list>
                <text:list-item>
                  <text:p text:style-name="P6">Shank (Common, Energy 0, MA): Deal 3 Physical damage.</text:p>
                </text:list-item>
                <text:list-item>
                  <text:p text:style-name="P6">Cloak And Dagger (Common, Energy 10, Skill): Gain 5 Block. Add a Shank to your hand.</text:p>
                </text:list-item>
                <text:list-item>
                  <text:p text:style-name="P6">Fan Of Knives (Common, Energy 20, Power): On activation start, add a Shank to you hand.</text:p>
                </text:list-item>
              </text:list>
            </text:list-item>
          </text:list>
        </text:list-item>
      </text:list>
      <text:p text:style-name="P3"/>
      <text:p text:style-name="P3"/>
      <text:p text:style-name="P5">Naturalism</text:p>
      <text:list xml:id="list5363010629864551579" text:style-name="L3">
        <text:list-item>
          <text:p text:style-name="P13">Synergy Ideas<text:span text:style-name="T2"> (Overload synergy: overload is passive effect you can gain, it reads: on activation end, apply 2 shocked to a random enemy X times. The more overload you have, the more times a random enemy is hit with this passive)</text:span></text:p>
        </text:list-item>
        <text:list-item>
          <text:p text:style-name="P13">Full Card List</text:p>
        </text:list-item>
      </text:list>
      <text:list xml:id="list38443870" text:continue-list="list38465698" text:style-name="L2">
        <text:list-item>
          <text:list>
            <text:list-item>
              <text:p text:style-name="P6">Lightning Bolt (Energy 10, RA, R 3): Deal 5 Air damage and apply 2 Shocked</text:p>
            </text:list-item>
            <text:list-item>
              <text:p text:style-name="P6">Chain Lightning (Energy 20, RA): Deal 8 air damage and apply 2 Shocked. Bounces to a random enemy up to 2 more times.</text:p>
            </text:list-item>
            <text:list-item>
              <text:p text:style-name="P6">Favourable Winds (Energy 0, Skill): All allies gain 10 energy and draw 1 card. Exhaust.</text:p>
            </text:list-item>
            <text:list-item>
              <text:p text:style-name="P6">Feral Rage (Energy 10, Skill): Give a target 3 Power for one activation. </text:p>
            </text:list-item>
            <text:list-item>
              <text:p text:style-name="P6">Lightning Storm (Energy 10, Skill): Deal 4 Air Damage to a random enemy 3 times.</text:p>
            </text:list-item>
            <text:list-item>
              <text:p text:style-name="P6">Wild Storms (Energy 10, Power): On activation end, Deal 3 Air damage and apply 1 Shocked to a random enemy twice.</text:p>
            </text:list-item>
            <text:list-item>
              <text:p text:style-name="P6">Battery (Energy 0, Skill): For each enemy with Shocked, gain 10 energy and draw 1 card. Exhaust.</text:p>
            </text:list-item>
            <text:list-item>
              <text:p text:style-name="P6">Lightning Shield (Energy 20, Skill): For one turn, whenever target ally is attacked, deal 5 Air damage back.</text:p>
            </text:list-item>
            <text:list-item>
              <text:p text:style-name="P6">Discharge (Energy 10, Skill): Deal 6 Air damage and apply 2 Shocked to all enemies. Exhaust.</text:p>
            </text:list-item>
            <text:list-item>
              <text:p text:style-name="P6">Lightning Imbuement (Energy 0, Skill) Target character converts all damage dealt into Air <text:soft-page-break/>damage for one turn. Exhaust</text:p>
            </text:list-item>
          </text:list>
        </text:list-item>
      </text:list>
      <text:list xml:id="list38472625" text:continue-list="list5363010629864551579" text:style-name="L3">
        <text:list-item>
          <text:p text:style-name="P13">Conduction Synergy</text:p>
          <text:list>
            <text:list-item>
              <text:p text:style-name="P7">Lightning Rod (Energy 10, Power): On activation end, gain 1 overload</text:p>
            </text:list-item>
          </text:list>
        </text:list-item>
      </text:list>
      <text:list xml:id="list38469269" text:continue-list="list38443870" text:style-name="L2">
        <text:list-item>
          <text:list>
            <text:list-item>
              <text:p text:style-name="P6">Discharge: Remove all overload. For each removed, Deal 5 air damage to a random enemy.</text:p>
            </text:list-item>
            <text:list-item>
              <text:p text:style-name="P6">Redirect Power: For each stack of overload, draw 1 card.</text:p>
            </text:list-item>
            <text:list-item>
              <text:p text:style-name="P6">Thunder Strike: Deal 6 Physical damage. Increase damage by 2 for each stack of overload.</text:p>
            </text:list-item>
            <text:list-item>
              <text:p text:style-name="P6"/>
            </text:list-item>
            <text:list-item>
              <text:p text:style-name="P6">Lightning Bolt (Energy 10, RA, R 3): Deal 6 air damage to a target and apply shocked</text:p>
            </text:list-item>
            <text:list-item>
              <text:p text:style-name="P6">Thunder Strike: (Energy 20, MA) Deal 200% weapon damage. If the target is shocked, apply stunned</text:p>
            </text:list-item>
            <text:list-item>
              <text:p text:style-name="P6">Chain Lightning (Energy 20, RA, R 3): Deal 8 air damage and apply shocked. Bounces to a random adjacent enemy up to 2 more times.</text:p>
            </text:list-item>
            <text:list-item>
              <text:p text:style-name="P6">Primal Rage (Energy 10, Skill): Give a target 3 strength until the end of their next activation. Exhaust</text:p>
            </text:list-item>
            <text:list-item>
              <text:p text:style-name="P6">Spirit Vision (Energy 10, Skill, R 3): Give an ally 8 block and True Sight until the end of their next activation. Exhaust</text:p>
            </text:list-item>
            <text:list-item>
              <text:p text:style-name="P6">Spirit Surge (Energy 0, Skill): Give 20 energy to all allies within your aura. Exhaust</text:p>
            </text:list-item>
          </text:list>
        </text:list-item>
      </text:list>
      <text:p text:style-name="P5">Brawler</text:p>
      <text:list xml:id="list38459912" text:continue-numbering="true" text:style-name="L2">
        <text:list-item>
          <text:p text:style-name="P6"><text:span text:style-name="T1">Full Card List</text:span> </text:p>
          <text:list>
            <text:list-item>
              <text:p text:style-name="P6">Blood Offering (Energy 0, Skill): Lose 3 HP. Gain 10 Energy</text:p>
            </text:list-item>
            <text:list-item>
              <text:p text:style-name="P6">Enrage (Energy 20, Power): Whenever you lose health, gain 2 Power</text:p>
            </text:list-item>
            <text:list-item>
              <text:p text:style-name="P6">Tenacity (Energy 10, Power): Whenever you lose health, gain 3 Block</text:p>
            </text:list-item>
            <text:list-item>
              <text:p text:style-name="P6">Whirlwind (Energy 10, MA): Deal 8 Physical damage to all enemies. 2H: Draw 1 card.</text:p>
            </text:list-item>
            <text:list-item>
              <text:p text:style-name="P6">Smash (Energy 20, MA): Deal 15 Physical damage. 2H: apply vulnerable</text:p>
            </text:list-item>
            <text:list-item>
              <text:p text:style-name="P6">Red Haze (Energy 10, Skill): Increase a target's critical chance by 50% for 1 activation. Apply Silenced. Exhaust.</text:p>
            </text:list-item>
            <text:list-item>
              <text:p text:style-name="P6">Battle Cry (Energy 20, Skill): Grant 2 power to yourself and allies.</text:p>
            </text:list-item>
            <text:list-item>
              <text:p text:style-name="P6">Growing (Energy 30, Power): On activation start, gain 2 Power.</text:p>
            </text:list-item>
            <text:list-item>
              <text:p text:style-name="P6">Feel No Pain (Energy 10, Skill): Gain 1 barrier. Exhaust</text:p>
            </text:list-item>
            <text:list-item>
              <text:p text:style-name="P6">Blade Flurry (Energy 30, MA): Deal 10 Physical damage to a random enemy 3 times.</text:p>
            </text:list-item>
            <text:list-item>
              <text:p text:style-name="P6"><text:soft-page-break/>Pummel (Energy 0, MA): Deal 5 Physical damage. 2H: Shuffle a copy of this into your draw pile.</text:p>
            </text:list-item>
            <text:list-item>
              <text:p text:style-name="P6">Reckless Strike (Energy 10, MA): Deal 14 Damage. Lose 3HP.</text:p>
            </text:list-item>
            <text:list-item>
              <text:p text:style-name="P6">Masochism (Energy 10, Power): While you have 50% or less health, your have +30 critical chance.</text:p>
            </text:list-item>
            <text:list-item>
              <text:p text:style-name="P6">Rampage (Energy 10, MA): Deal 8 Physical damage. 2H: Increase the damage of this card by 8</text:p>
            </text:list-item>
          </text:list>
        </text:list-item>
      </text:list>
      <text:list xml:id="list4350585830563567993" text:style-name="L4">
        <text:list-item>
          <text:p text:style-name="P14">Self Damage Synergy Cards</text:p>
          <text:list>
            <text:list-item>
              <text:p text:style-name="P8">Blood Offering (Energy 0, Skill): Lose 3 HP. Gain 10 Energy</text:p>
            </text:list-item>
            <text:list-item>
              <text:p text:style-name="P8">Enrage (Energy 20, Power): Whenever you lose health, gain 2 Power</text:p>
            </text:list-item>
            <text:list-item>
              <text:p text:style-name="P8">Tenacity (Energy 10, Power): Whenever you lose health, gain 3 Block</text:p>
            </text:list-item>
            <text:list-item>
              <text:p text:style-name="P8">Masochism (Energy 10, Power): While you have 50% or less health, your have +30 critical chance.</text:p>
            </text:list-item>
            <text:list-item>
              <text:p text:style-name="P8">Reckless Strike (Energy 10, MA): Deal 14 Damage. Lose 3HP.</text:p>
            </text:list-item>
          </text:list>
        </text:list-item>
      </text:list>
      <text:p text:style-name="P3"/>
      <text:p text:style-name="P5">Guardian</text:p>
      <text:list xml:id="list38464590" text:continue-list="list38459912" text:style-name="L2">
        <text:list-item>
          <text:p text:style-name="P6"><text:span text:style-name="T1">Full Card List</text:span> </text:p>
          <text:list>
            <text:list-item>
              <text:p text:style-name="P6">Cautious (Energy 10, Power): On activation start, gain 3 Block</text:p>
            </text:list-item>
            <text:list-item>
              <text:p text:style-name="P6">Testudo (Energy 0, Skill): Gain 3 Block. Shielded: Gain 10 Energy</text:p>
            </text:list-item>
            <text:list-item>
              <text:p text:style-name="P6">Shield Slam (Energy 10, Melee Attack): Deal damage equal to your current block to a target</text:p>
            </text:list-item>
            <text:list-item>
              <text:p text:style-name="P6">Unwavering (Energy 30, Power): Your block does not expire on activation end.</text:p>
            </text:list-item>
            <text:list-item>
              <text:p text:style-name="P6">Reactive Armour (Energy 20, Skill): Deal damage equal to your current block to all enemies. Exhaust</text:p>
            </text:list-item>
            <text:list-item>
              <text:p text:style-name="P6">Provoke (Energy 10, Skill): Provoke (Energy 10, Skill): Force an enemy to focus its next attack on you.</text:p>
            </text:list-item>
            <text:list-item>
              <text:p text:style-name="P6">Challenging Shout (Energy 20, Skill) Force all enemies to focus their next attack on you</text:p>
            </text:list-item>
            <text:list-item>
              <text:p text:style-name="P6">Guardian Aura (Energy 10, Power): On activation end, give 5 block to a random ally.</text:p>
            </text:list-item>
            <text:list-item>
              <text:p text:style-name="P6">Harden (Energy 10, Skill) Give a target 2 Dexterity</text:p>
            </text:list-item>
            <text:list-item>
              <text:p text:style-name="P6">Sword And Board (Energy 10, MA): Deal 6 Physical damage. Shielded: Gain 6 Block.</text:p>
            </text:list-item>
            <text:list-item>
              <text:p text:style-name="P6">Shield Wall (Energy 10, Skill): Give a target 5 Block. Shielded: Draw 2 cards</text:p>
            </text:list-item>
            <text:list-item>
              <text:p text:style-name="P6">Bouncing Shield (Energy 10, RA): Deal 8 physical damage to a target. Shielded: Bounces to a random adjacent enemy. </text:p>
            </text:list-item>
            <text:list-item>
              <text:p text:style-name="P6"><text:soft-page-break/>Stone Form (Energy 20, Skill): Reduce all damage taken to 1 until the end of your next activation. Exhaust</text:p>
            </text:list-item>
            <text:list-item>
              <text:p text:style-name="P6">Sprout Barbs (Energy 10, Skill): Whenever target character is attacked, deal 3 Physical damage back.</text:p>
            </text:list-item>
            <text:list-item>
              <text:p text:style-name="P6">Noble Sacrifice (Energy 10, Skill): Give a target 15 Block. Lose 3HP. Exhaust.</text:p>
            </text:list-item>
            <text:list-item>
              <text:p text:style-name="P6">Sentinel (Energy 20, Power): Whenever you gain block, deal 5 Physical damage to a random enemy.</text:p>
            </text:list-item>
            <text:list-item>
              <text:p text:style-name="P6">Grit (Energy 10, Skill): Double your current Block. Exhaust.</text:p>
            </text:list-item>
          </text:list>
        </text:list-item>
      </text:list>
      <text:list xml:id="list6771205089418076016" text:style-name="L5">
        <text:list-item>
          <text:p text:style-name="P15">Deal Damage From Block Synergy</text:p>
          <text:list>
            <text:list-item>
              <text:p text:style-name="P9">Sentinel (Energy 20, Power): Whenever you gain block, deal 5 Physical damage to a random enemy.</text:p>
            </text:list-item>
            <text:list-item>
              <text:p text:style-name="P9">Shield Slam (Energy 10, MA): Deal Physical damage equal to your current Block.</text:p>
            </text:list-item>
            <text:list-item>
              <text:p text:style-name="P9">Reactive Armour (Energy 20, Skill): Deal damage equal to your current block to all enemies. Exhaust</text:p>
            </text:list-item>
          </text:list>
        </text:list-item>
      </text:list>
      <text:list xml:id="list7794306239653111675" text:style-name="L6">
        <text:list-item>
          <text:p text:style-name="P16">Taunt Synergy</text:p>
          <text:list>
            <text:list-item>
              <text:p text:style-name="P10">Provoke (Energy 10, Skill): Force an enemy to focus its next attack on you</text:p>
            </text:list-item>
            <text:list-item>
              <text:p text:style-name="P10">Challenging Shout (Energy 20, Skill) Force all enemies to focus their next attack on you</text:p>
            </text:list-item>
            <text:list-item>
              <text:p text:style-name="P10">Stone Form (Energy 20, Skill): Reduce all damage taken to 1 until the end of your next activation. Exhaust</text:p>
            </text:list-item>
            <text:list-item>
              <text:p text:style-name="P10">Sprout Barbs (Energy 10, Skill): Whenever target character is attacked, deal 3 Physical damage back.</text:p>
            </text:list-item>
          </text:list>
        </text:list-item>
      </text:list>
      <text:p text:style-name="P3"/>
      <text:p text:style-name="P5">Ranger</text:p>
      <text:list xml:id="list38454486" text:continue-list="list38464590" text:style-name="L2">
        <text:list-item>
          <text:p text:style-name="P6"><text:span text:style-name="T1">Ranger</text:span> (High single target damage, aoe RA damage, buff ranged attacks</text:p>
        </text:list-item>
        <text:list-item>
          <text:p text:style-name="P6"><text:span text:style-name="T1">Full Card List</text:span> </text:p>
          <text:list>
            <text:list-item>
              <text:p text:style-name="P6">Haste (Energy 10, Skill): Give an ally 1 Initiative</text:p>
            </text:list-item>
            <text:list-item>
              <text:p text:style-name="P6">Ricochet (Energy 10, RA): Deal 8 physical damage. Ranged: Bounces to a random enemy.</text:p>
            </text:list-item>
            <text:list-item>
              <text:p text:style-name="P6">Take Aim (Energy 10, Skill): Your next Ranged Attack ability is guaranteed to critically strike. Ranged: Draw 1 card.</text:p>
            </text:list-item>
            <text:list-item>
              <text:p text:style-name="P6">Eagle Vision (Energy 10, Skill): Target character's next Ranged Attack ability is guaranteed to critically strike.</text:p>
            </text:list-item>
            <text:list-item>
              <text:p text:style-name="P6"><text:soft-page-break/>Quick Draw (Power 20, Skill): On activation start, reduce the cost of a random Ranged Attack card in your hand to 0. </text:p>
            </text:list-item>
            <text:list-item>
              <text:p text:style-name="P6">Flare (Energy 10, Skill): Apply 1 Vulnerable to all enemies: Draw 1 card.</text:p>
            </text:list-item>
            <text:list-item>
              <text:p text:style-name="P6">Head Shot (Energy 20, Ranged Attack): Deal 15 Physical damage to a target. Ranged: Reduce the cost of this card by 10.</text:p>
            </text:list-item>
            <text:list-item>
              <text:p text:style-name="P6">Forest Medicine (Energy 10, Skill): Give a target 8 Block. Removes Burning, Poisoned, Shocked and Chilled. Exhaust.</text:p>
            </text:list-item>
            <text:list-item>
              <text:p text:style-name="P6">Rapid Fire (Energy X, RA): Spend all you energy. For each 10 spent, deal 8 Physical damage to a target.</text:p>
            </text:list-item>
            <text:list-item>
              <text:p text:style-name="P6">Pew Pew (Energy 10, RA): Deal 5 Physical damage for each Ranged Attack card in your hand.</text:p>
            </text:list-item>
            <text:list-item>
              <text:p text:style-name="P6">Reload (Energy 10, Skill): Draw 2 Cards. Ranged: Reduce the cost of Ranged Attack cards in your hand by 10. Exhaust.</text:p>
            </text:list-item>
            <text:list-item>
              <text:p text:style-name="P6">Twin Shot (Energy 10, Skill): Your next Ranged Attack ability is played twice. Ranged: Gain 10 Energy</text:p>
            </text:list-item>
            <text:list-item>
              <text:p text:style-name="P6">Mark Target (Energy 0, Skill): Apply 1 Weakened and 1 Vulnerble. Exhaust.</text:p>
            </text:list-item>
            <text:list-item>
              <text:p text:style-name="P6">Ankle Shot (Energy 20, RA): Deal 12 Physical damage. Ranged: Apply 2 Weakened.</text:p>
            </text:list-item>
            <text:list-item>
              <text:p text:style-name="P6">Disengage (Energy 0, Skill): Discard your hand. Draw 1 card for each discard.</text:p>
            </text:list-item>
          </text:list>
        </text:list-item>
      </text:list>
      <text:p text:style-name="P5">Divinity</text:p>
      <text:list xml:id="list38458799" text:continue-numbering="true" text:style-name="L2">
        <text:list-item>
          <text:p text:style-name="P6"><text:span text:style-name="T1">Divinity</text:span> <text:span text:style-name="T1">Synergy Themes</text:span> (Shuffle Blessing into deck and manipulate them, discard synergy)</text:p>
        </text:list-item>
        <text:list-item>
          <text:p text:style-name="P17">All Cards</text:p>
          <text:list>
            <text:list-item>
              <text:p text:style-name="P6">Inspire (Energy 10, Skill): Give an ally 2 Power.</text:p>
            </text:list-item>
            <text:list-item>
              <text:p text:style-name="P6">Holy Fire (Energy 10, Skill): Give an ally 6 block, or deal 6 Fire damage to an enemy</text:p>
            </text:list-item>
            <text:list-item>
              <text:p text:style-name="P6">Encouraging Aura (Energy 20, Power): On activation end, give 10 Energy to a random ally.</text:p>
            </text:list-item>
            <text:list-item>
              <text:p text:style-name="P6">Clairvoyance (Energy 10, Power): On activation start, draw 1 card. Discard 1 card.</text:p>
            </text:list-item>
            <text:list-item>
              <text:p text:style-name="P6">Invigorate (Energy 0, Skill): Give a target 20 Energy. Exhaust</text:p>
            </text:list-item>
            <text:list-item>
              <text:p text:style-name="P6">Clarity (Energy 10, Skill, R3): Give a target 8 Block. Removes Blind, Disarmed and Silenced. Useable even when Silenced. Exhaust.</text:p>
            </text:list-item>
            <text:list-item>
              <text:p text:style-name="P6">Consecration (Energy 20, Skill): Deal 5 Fire damage to all enemies. Give 5 block to self and all allies.</text:p>
            </text:list-item>
            <text:list-item>
              <text:p text:style-name="P6">Transcendence (Energy 30, Skill) Give a target 3 Barrier. Exhaust</text:p>
            </text:list-item>
            <text:list-item>
              <text:p text:style-name="P6">Sacred Aura (Energy 30, Power): On activation end, remove Blind, Silenced, Disarmed and <text:soft-page-break/>Immobilized from a random ally.</text:p>
            </text:list-item>
            <text:list-item>
              <text:p text:style-name="P6">Bless (Energy 10, Skill): Give an ally 1 'Rune'.</text:p>
            </text:list-item>
            <text:list-item>
              <text:p text:style-name="P6">Prayer (Energy 10, Skill): Add a random Divinity card to your hand. It cost 0 Energy this turn.</text:p>
            </text:list-item>
            <text:list-item>
              <text:p text:style-name="P6">Blinding Radiance (Energy 20, RA): Deal 10 Fire damage and apply 1 Weakened to all enemies.</text:p>
            </text:list-item>
            <text:list-item>
              <text:p text:style-name="P6">Divine Favour (Energy 10, Skill): Draw cards until your hand is full. Exhaust.</text:p>
            </text:list-item>
            <text:list-item>
              <text:p text:style-name="P6">Blessing (Energy 0, Status): Unplayable. On draw: Give a random ally 5 Block.</text:p>
            </text:list-item>
            <text:list-item>
              <text:p text:style-name="P6">Righteous Blow (Energy 20, MA): Deal 15 Physical damage. Shuffle 2 Blessings into your draw pile.</text:p>
            </text:list-item>
            <text:list-item>
              <text:p text:style-name="P6">Piety (Energy 10, Power): On activation start, add a blessing card to your hand</text:p>
            </text:list-item>
            <text:list-item>
              <text:p text:style-name="P6">Benediction (Energy 10, Skill): For each 'Blessing' in your hand, give all allies and self 1 Power.</text:p>
            </text:list-item>
            <text:list-item>
              <text:p text:style-name="P6">Judgement (Energy 20, MA): Exhaust all Blessings in hand. For each exhaust. Deal 5 Fire damage and apply 1 vulnerable to all enemies.</text:p>
            </text:list-item>
          </text:list>
        </text:list-item>
      </text:list>
      <text:list xml:id="list4915999030908008617" text:style-name="L7">
        <text:list-item>
          <text:p text:style-name="P18">Blessing Synergy</text:p>
          <text:list>
            <text:list-item>
              <text:p text:style-name="P11">Blessing (Energy 0, Status): Unplayable. On draw: Give a random ally 5 Block.</text:p>
            </text:list-item>
            <text:list-item>
              <text:p text:style-name="P11">Righteous Blow (Energy 20, MA): Deal 15 Physical damage. Shuffle 2 Blessings into your draw pile.</text:p>
            </text:list-item>
            <text:list-item>
              <text:p text:style-name="P11">Piety (Energy 10, Power): On activation start, add a blessing card to your hand</text:p>
            </text:list-item>
            <text:list-item>
              <text:p text:style-name="P11">Benediction (Energy 10, Skill): For each 'Blessing' in your hand, give all allies and self 1 Power.</text:p>
            </text:list-item>
            <text:list-item>
              <text:p text:style-name="P11">Judgement (Energy 20, MA): Exhaust all Blessings in hand. For each exhaust. Deal 5 Fire damage and apply 1 vulnerable to all enemies.</text:p>
            </text:list-item>
          </text:list>
        </text:list-item>
      </text:list>
      <text:p text:style-name="P3"/>
      <text:p text:style-name="P5">Shadowcraft</text:p>
      <text:list xml:id="list38451865" text:continue-list="list38458799" text:style-name="L2">
        <text:list-item>
          <text:p text:style-name="P6"><text:span text:style-name="T1">Shadowcraft Synergy Themes</text:span> (Apply and manipulate weakened, random damage values and targets, self damage, control/disables, exhaust synergy, Exhaust synergy)</text:p>
        </text:list-item>
        <text:list-item>
          <text:p text:style-name="P6"><text:span text:style-name="T1">Full Card List</text:span> </text:p>
          <text:list>
            <text:list-item>
              <text:p text:style-name="P6">Shadow Aura (Energy 10, Power): On activation end, apply 1 Weakened to a random enemy</text:p>
            </text:list-item>
            <text:list-item>
              <text:p text:style-name="P6">Hex: (Energy 10, Skill): Apply 2 Weakened and 2 Vulnerable to a target. </text:p>
            </text:list-item>
            <text:list-item>
              <text:p text:style-name="P6">Shadow Smash (Energy 20, MA): Deal 15 Physical damage. Apply 2 weakened.</text:p>
            </text:list-item>
            <text:list-item>
              <text:p text:style-name="P6">Mind Spike (Energy 10, RA): Deal 6 Shadow damage. Apply 1 Weakened.</text:p>
            </text:list-item>
            <text:list-item>
              <text:p text:style-name="P6">Revel In Misery (Energy 10, Skill) Remove all weakened from an enemy. For each stack removed, <text:soft-page-break/>gain 10 energy and draw 1 card. </text:p>
            </text:list-item>
            <text:list-item>
              <text:p text:style-name="P6">Devour Corpse (Energy 20, Power): Whenever you exhaust a card, gain 5 Block and draw 1 card.</text:p>
            </text:list-item>
            <text:list-item>
              <text:p text:style-name="P6">Recyle Corpse (Energy 20, Power): Whenever you exhaust a card, gain 1 Power.</text:p>
            </text:list-item>
            <text:list-item>
              <text:p text:style-name="P6">Siphon Life <text:s/>(Energy 10, Skill): For each stack of weakened on a target, gain 3 block.</text:p>
            </text:list-item>
            <text:list-item>
              <text:p text:style-name="P6">Doom (Energy 10, Skill) Exhaust your hand. For each card exhausted, deal 5 shadow damage to all enemies.</text:p>
            </text:list-item>
            <text:list-item>
              <text:p text:style-name="P6">Drag Below (Energy 0, MA): Deal 10 Shadow damage. Lose 3 HP</text:p>
            </text:list-item>
            <text:list-item>
              <text:p text:style-name="P6">Shadow Imbuement (Energy 0, Skill) Target character converts all damage dealt into Shadow damage for one turn. Exhaust</text:p>
            </text:list-item>
            <text:list-item>
              <text:p text:style-name="P6">Dark Gift (Energy 10, Skill): Target character deals 30% more damage during their next activation. Exhaust.</text:p>
            </text:list-item>
            <text:list-item>
              <text:p text:style-name="P6">Soul Collector (Energy 10, Power): Whenever you kill an enemy, gain 20 Energy and draw 2 cards.</text:p>
            </text:list-item>
            <text:list-item>
              <text:p text:style-name="P6">Shadow Form (Energy 30, Power): Increase all shadow damage dealt by 30%</text:p>
            </text:list-item>
            <text:list-item>
              <text:p text:style-name="P6">Pure Hate (Energy 20, Power): Whenever you apply weakened, gain 1 Power. </text:p>
            </text:list-item>
            <text:list-item>
              <text:p text:style-name="P6">Rain Of Chaos (Energy 20, RA): Deal 10 Shadow damage and apply 1 weakened to all enemies.</text:p>
            </text:list-item>
            <text:list-item>
              <text:p text:style-name="P6">Well Of Souls (Energy 20, Power): On activation start, add a 'Haunt' to your hand.</text:p>
              <text:list>
                <text:list-item>
                  <text:p text:style-name="P6">Haunt (Energy 0, Skill): Apply 1 weakened. Exhaust.</text:p>
                </text:list-item>
              </text:list>
            </text:list-item>
          </text:list>
        </text:list-item>
        <text:list-item>
          <text:p text:style-name="P17">Exhaust Synergy</text:p>
          <text:list>
            <text:list-item>
              <text:p text:style-name="P6">Doom (Energy 30, Skill) Exhaust your hand. For each card exhausted, deal 5 shadow damage to all enemies.</text:p>
            </text:list-item>
            <text:list-item>
              <text:p text:style-name="P6">Devour Corpse (Energy 20, Power): Whenever you exhaust a card, gain 5 Block and draw 1 card.</text:p>
            </text:list-item>
            <text:list-item>
              <text:p text:style-name="P6">Recyle Corpse (Energy 20, Power): Whenever you exhaust a card, gain 1 Power.</text:p>
            </text:list-item>
            <text:list-item>
              <text:p text:style-name="P6">Well Of Souls (Energy 20, Power): On activation start, add a 'Haunt' to your hand.</text:p>
            </text:list-item>
          </text:list>
        </text:list-item>
        <text:list-item>
          <text:p text:style-name="P17">Manipulate Weakened Synergy</text:p>
          <text:list>
            <text:list-item>
              <text:p text:style-name="P6">Siphon Life <text:s/>(Energy 10, Skill): For each stack of weakened on a target, gain 3 block.</text:p>
            </text:list-item>
            <text:list-item>
              <text:p text:style-name="P6">Revel In Misery <text:s/>Siphon Life (Energy 10, Skill) Remove all weakened from an enemy. For each stack removed, gain 10 energy and draw 1 card. </text:p>
            </text:list-item>
            <text:list-item>
              <text:p text:style-name="P6">Pure Hate (Energy 20, Power): Whenever you apply weakened, gain 1 Power. </text:p>
            </text:list-item>
            <text:list-item>
              <text:p text:style-name="P6">Well Of Souls (Energy 20, Power): On activation start, add a 'Haunt' to your hand.</text:p>
            </text:list-item>
          </text:list>
        </text:list-item>
      </text:list>
      <text:p text:style-name="P3"><text:soft-page-break/></text:p>
      <text:p text:style-name="P5">Duelist</text:p>
      <text:list xml:id="list38457720" text:continue-numbering="true" text:style-name="L2">
        <text:list-item>
          <text:p text:style-name="P6"><text:span text:style-name="T1">Full Card List</text:span> </text:p>
          <text:list>
            <text:list-item>
              <text:p text:style-name="P6">Cautious (Energy 10, Power): On activation start, gain 3 Block</text:p>
            </text:list-item>
          </text:list>
        </text:list-item>
      </text:list>
      <text:p text:style-name="P3"/>
      <text:list xml:id="list38459458" text:continue-numbering="true" text:style-name="L2">
        <text:list-item>
          <text:p text:style-name="P6"><text:span text:style-name="T1">Duelist</text:span> (Synergistic elements and themes: <text:s/>dual wield synergy, discard synergy)</text:p>
          <text:list>
            <text:list-item>
              <text:p text:style-name="P6">Dash (Energy 0, Skill) Move to a tile within your mobility. Draw a card. Exhaust</text:p>
            </text:list-item>
            <text:list-item>
              <text:p text:style-name="P6">Twin Strike (Energy 10, MA): Attack with both melee weapons for 140% weapon damage</text:p>
            </text:list-item>
            <text:list-item>
              <text:p text:style-name="P6">Tendon Slash (Energy 10, M Attack): 140% weapon damage, apply 2 Bleeding</text:p>
            </text:list-item>
            <text:list-item>
              <text:p text:style-name="P6">Riposte (Energy 10, Power): Whenever you parry an attack, counter attack for 100% weapon damage.</text:p>
            </text:list-item>
            <text:list-item>
              <text:p text:style-name="P6">Fluidity (Energy 0, Skill) Discard your hand. For each discard, draw a card. Exhaust</text:p>
            </text:list-item>
            <text:list-item>
              <text:p text:style-name="P6">Virtuoso (Energy 10, Power): Your melee attacks cannot be parried.</text:p>
            </text:list-item>
            <text:list-item>
              <text:p text:style-name="P6">Shield Shatter (Energy 10, MA): Remove all block from a target. Deal 100% weapon damage.</text:p>
            </text:list-item>
            <text:list-item>
              <text:p text:style-name="P6">Evasion (Energy 10, Skill): Give a target 50 bonus parry chance until the end of its next activation. Exhaust.</text:p>
            </text:list-item>
            <text:list-item>
              <text:p text:style-name="P6">Disarm (Energy 10, MA): Deal 100% weapon damage and apply Disarmed. Exhaust</text:p>
            </text:list-item>
            <text:list-item>
              <text:p text:style-name="P6">Second Wind (Energy 0, Skill): Gain maximum energy. Exhaust.</text:p>
            </text:list-item>
            <text:list-item>
              <text:p text:style-name="P6">Decapitate (Energy 10, MA): Deal 140% weapon damage. If the target has 30% or less health, they are killed instantly. Exhaust</text:p>
            </text:list-item>
            <text:list-item>
              <text:p text:style-name="P6">Blade Dance (Energy 10, Power): Whenever your parry an attack, draw 1 card and gain 10 energy.</text:p>
            </text:list-item>
          </text:list>
        </text:list-item>
      </text:list>
      <text:p text:style-name="P4"/>
      <text:list xml:id="list38456616" text:continue-numbering="true" text:style-name="L2">
        <text:list-item>
          <text:p text:style-name="P6"><text:span text:style-name="T1">Assassination</text:span> (Synergistic elements and themes: <text:s/>gain stealth, stealth synergy, back stabbing synergy, movement, combo, high card draw, low impact attacks in high volume, stunned and disables)</text:p>
          <text:list>
            <text:list-item>
              <text:p text:style-name="P6">Shank (Energy 0, Melee Attack): Deal 100% Weapon damage to a target</text:p>
            </text:list-item>
            <text:list-item>
              <text:p text:style-name="P6">Backstab (Energy 10, MA): Deal 140% weapon damage to a target. If this back strikes, draw 2 cards.</text:p>
            </text:list-item>
            <text:list-item>
              <text:p text:style-name="P6">Cheap Shot (Energy 20, Melee Attack): Deal 200% Weapon damage to a target. If camo, apply stunned</text:p>
            </text:list-item>
            <text:list-item>
              <text:p text:style-name="P6"><text:soft-page-break/>Shadow Step (Energy 10, Skill. Range 2): Teleport to a tile within 2. Gain camoflage. Exhaust</text:p>
            </text:list-item>
            <text:list-item>
              <text:p text:style-name="P6">Backlash (Energy 20, Skill. Range 3): Teleport to a targets back arc tile. Costs 0 if you have camoflage.</text:p>
            </text:list-item>
            <text:list-item>
              <text:p text:style-name="P6">Slice and Dice (Energy X, MA): Spend all your energy. For each 10 spent, deal 100% weapon damage to a target.</text:p>
            </text:list-item>
            <text:list-item>
              <text:p text:style-name="P6">Vanish (Energy 0, Skill): Immediately gain camoflage. Exhaust</text:p>
            </text:list-item>
            <text:list-item>
              <text:p text:style-name="P6">Rapid Cloaking (Energy 30, Power): On activation end, gain camoflage.</text:p>
            </text:list-item>
            <text:list-item>
              <text:p text:style-name="P6">Smoke Bomb (Energy 20, Skill): Apply camoflage to all characters in a 3x3 area. Exhaust</text:p>
            </text:list-item>
            <text:list-item>
              <text:p text:style-name="P6">Chloroform Bomb (Energy 20, Ranged Attack) Deal 8 physical damage and apply Silenced to all enemies in a 3x3 area.</text:p>
            </text:list-item>
            <text:list-item>
              <text:p text:style-name="P6">Sharpen Blade (Energy 0, Skill): Your next melee attack ability is guaranteed to critical. Exhaust</text:p>
            </text:list-item>
            <text:list-item>
              <text:p text:style-name="P6">Patient Stalker (Energy 20, Power) While camoflaged, you have +20 Stamina and +1 Mobility.</text:p>
            </text:list-item>
            <text:list-item>
              <text:p text:style-name="P6">Predator (Energy 20, Power): While camoflaged, you have +50 critical chance.</text:p>
            </text:list-item>
            <text:list-item>
              <text:p text:style-name="P6">Opportunist (Energy 20, Power): Your melee attacks have +50 critical chance when back striking</text:p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8457443" text:continue-numbering="true" text:style-name="L2">
        <text:list-item>
          <text:p text:style-name="P6"><text:span text:style-name="T1">Manipulation</text:span> (Synergistic elements and themes: )</text:p>
          <text:list>
            <text:list-item>
              <text:p text:style-name="P6">Flux (Energy 10, Power): Your first move action each turn costs 0</text:p>
            </text:list-item>
            <text:list-item>
              <text:p text:style-name="P6">Telekinesis (Energy 0, Skill): Teleport a target to a location within 1 of its current position</text:p>
            </text:list-item>
            <text:list-item>
              <text:p text:style-name="P6">Phase Shift (Energy 10, Skill, R3): Switch places with a target via teleportation.</text:p>
            </text:list-item>
          </text:list>
        </text:list-item>
        <text:list-item>
          <text:p text:style-name="P6"><text:soft-page-break/><text:span text:style-name="T1">Cyromancy</text:span> (Synergistic elements and themes: )</text:p>
          <text:list>
            <text:list-item>
              <text:p text:style-name="P6">Icy Wisdom (Energy 10, Skill, R 3): Give a target 2 Wisdom.</text:p>
            </text:list-item>
            <text:list-item>
              <text:p text:style-name="P6">Ice Shard (Energy 10, RA, R3): Deal 6 Frost damage to a target and apply 'Chilled'.</text:p>
            </text:list-item>
            <text:list-item>
              <text:p text:style-name="P6">Frost Bolt (Energy 10, RA, R3): Deal 8 Frost damage to a target. If they are 'Chilled', apply Immobilized.</text:p>
            </text:list-item>
            <text:list-item>
              <text:p text:style-name="P6">Cyrogenic Stasis (Energy 10, Skill, R3): Give a target 1 Barrier. Shuffle a 'Frost Bite' into their draw pile. Exhaust.</text:p>
            </text:list-item>
            <text:list-item>
              <text:p text:style-name="P6"><text:s/>(Energy 0, Skill) Target character converts all weapon damage into Frost damage until the end of their next activation. Exhaust</text:p>
            </text:list-item>
            <text:list-item>
              <text:p text:style-name="P6">Frost Nova (Energy 10, Skill): Deal 4 Frost damage and apply Chilled to all enemies within your aura</text:p>
            </text:list-item>
            <text:list-item>
              <text:p text:style-name="P6">Blizzard (Energy 20, RA, R3): Deal 10 Frost damage and apply chilled to all characters in a 3x3 area.</text:p>
            </text:list-item>
          </text:list>
        </text:list-item>
        <text:list-item>
          <text:p text:style-name="P6"><text:span text:style-name="T1">Shadowcraft</text:span> (Synergistic elements and themes: )</text:p>
          <text:list>
            <text:list-item>
              <text:p text:style-name="P6">Shadow Blast (Energy 10, RA, R 3): Deal 6 shadow damage to a target and apply 1 weakened.</text:p>
            </text:list-item>
            <text:list-item>
              <text:p text:style-name="P6">Mind Spike (Energy 0, RA, 3): Deal 8 Shadow damage and apply 1 Knockback. Exhaust</text:p>
            </text:list-item>
            <text:list-item>
              <text:p text:style-name="P6">Shadowy Strike (Energy 10, MA): Deal 140% Weapon damage and apply 1 weakened.</text:p>
            </text:list-item>
            <text:list-item>
              <text:p text:style-name="P6">Hex: (Energy 0, Skill, R 3): Apply 2 Weakened and 2 Vulnerable to a target. Exhaust</text:p>
            </text:list-item>
            <text:list-item>
              <text:p text:style-name="P6">Shadow Aura (Energy 10, Power): On activation end, apply 1 weakened to all enemies with your aura.</text:p>
            </text:list-item>
            <text:list-item>
              <text:p text:style-name="P6">Siphon Life (Energy 0, RA) Remove all weakened from an enemy. For each stack removed, gain 10 energy and draw 1 card. </text:p>
            </text:list-item>
            <text:list-item>
              <text:p text:style-name="P6">Chaos Bolt (Energy 20, RA, R 3): Deal 8 Shadow damage and apply stunned. Exhaust.</text:p>
            </text:list-item>
            <text:list-item>
              <text:p text:style-name="P6">Dark Gift (Energy 10, Skill): Increase all damage dealt by an ally by 30% until the end of their next activation.</text:p>
            </text:list-item>
            <text:list-item>
              <text:p text:style-name="P6">Revel In Death (Energy 10, Skill, R3): For each stack of weakened on a target, gain 3 block.</text:p>
            </text:list-item>
            <text:list-item>
              <text:p text:style-name="P6">Nether Leash (Energy 10, RA, R3): Deal 6 shadow damage to a target, then teleport to a random tile adjacent to them.</text:p>
            </text:list-item>
            <text:list-item>
              <text:p text:style-name="P6">Radiant Death (Energy 10, Skill) Exhaust your hand. For each card exhausted, deal 5 shadow damage to all enemies within your aura.</text:p>
            </text:list-item>
            <text:list-item>
              <text:p text:style-name="P6">Rain of Chaos (Energy 20, RA, R 3): Deal 10 Shadow damage and apply 2 Weakened to all characters in a 3x3 area.</text:p>
            </text:list-item>
            <text:list-item>
              <text:p text:style-name="P6"><text:soft-page-break/>Nightmare (Energy 10, Skill) Apply 2 Sleep to an enemy. Exhaust</text:p>
            </text:list-item>
            <text:list-item>
              <text:p text:style-name="P6">Enveloping Shadows (Energy 10, Skill, R 3) Give a target camoflage.</text:p>
            </text:list-item>
            <text:list-item>
              <text:p text:style-name="P6">Shadow Wreath (Energy 0, Skill): Target character converts all weapon damage into Shadow damage until the end of their next activation. Exhaust</text:p>
            </text:list-item>
            <text:list-item>
              <text:p text:style-name="P6">Shadow Form (Power, Energy 30): Increase all shadow damage dealt by 30%. Increase shadow resistance by 30.</text:p>
            </text:list-item>
            <text:list-item>
              <text:p text:style-name="P6">Malice (Power, Energy 20) Whenever you apply weakened, apply 1 vulnerable.</text:p>
            </text:list-item>
          </text:list>
        </text:list-item>
        <text:list-item>
          <text:p text:style-name="P6"><text:span text:style-name="T1">Corruption</text:span> (Synergistic elements and themes: )</text:p>
          <text:list>
            <text:list-item>
              <text:p text:style-name="P6">Antidote (Energy 10, Skill): Give a target 8 Block. Remove all poisoned. Exhaust</text:p>
            </text:list-item>
            <text:list-item>
              <text:p text:style-name="P6">Toxic Slash (Energy 10, MA): 140% weapon damage, apply 2 poisoned</text:p>
            </text:list-item>
            <text:list-item>
              <text:p text:style-name="P6">Venomous (Energy 20, Power): Gain venomous 1</text:p>
            </text:list-item>
            <text:list-item>
              <text:p text:style-name="P6">Poisonous (Energy 10, Power): Your Melee Attack and Ranged attack abilities that reduce health apply 1 poisoned.</text:p>
            </text:list-item>
            <text:list-item>
              <text:p text:style-name="P6">Blight (Energy 10, RA, Range 3) Deal 6 poison damage and apply 2 poisoned</text:p>
            </text:list-item>
            <text:list-item>
              <text:p text:style-name="P6">Noxious Fumes (Energy 10, Skill) Deal 4 poison damage and apply 2 poisoned to enemies within your aura</text:p>
            </text:list-item>
            <text:list-item>
              <text:p text:style-name="P6">Blood Offering (Energy 0, Skill) Lose 3 HP, Gain 10 Energy. </text:p>
            </text:list-item>
            <text:list-item>
              <text:p text:style-name="P6">Toxic Aura (Energy 20, Power): On activation end, apply 2 poisoned to enemies within your aura</text:p>
            </text:list-item>
            <text:list-item>
              <text:p text:style-name="P6">Toxic Rain (Energy 10, Skill): Apply 2 poisoned to all enemies.</text:p>
            </text:list-item>
            <text:list-item>
              <text:p text:style-name="P6">Chemical Reaction (Energy 20, Skill): Double a targets current 'Poisoned' amount. Exhaust.</text:p>
            </text:list-item>
            <text:list-item>
              <text:p text:style-name="P6">Drain (Energy 10, Skill): Remove all poisoned from a target. Deal poison damage equal to the amount removed.</text:p>
            </text:list-item>
          </text:list>
        </text:list-item>
        <text:list-item>
          <text:p text:style-name="P6"><text:span text:style-name="T1">Divinity</text:span> (Synergistic elements and themes: )</text:p>
          <text:list>
            <text:list-item>
              <text:p text:style-name="P6">Inspire (Energy 10, Skill): Give an ally 2 Strength.</text:p>
            </text:list-item>
            <text:list-item>
              <text:p text:style-name="P6">Holy Fire (Energy 10, Skill): Give an ally 6 block, or deal 6 fire damage to an enemy</text:p>
            </text:list-item>
            <text:list-item>
              <text:p text:style-name="P6">Radiance (Energy 10, Power): Increase the size of your aura by 1.</text:p>
            </text:list-item>
            <text:list-item>
              <text:p text:style-name="P6">Divine Spirit (Energy 20, Skill, R3): Increase a targets aura size by 1.</text:p>
            </text:list-item>
            <text:list-item>
              <text:p text:style-name="P6">Invigorate (Energy 0, Skill, R 3): Give a target 20 Energy</text:p>
            </text:list-item>
            <text:list-item>
              <text:p text:style-name="P6">Encouraging Aura (Energy 20, Power): On activation end, give 10 Energy to allies within your aura.</text:p>
            </text:list-item>
            <text:list-item>
              <text:p text:style-name="P6"><text:soft-page-break/>Clarity (Energy 10, Skill, R3): Give an ally 8 Block. Removes Blind, Disarmed and Silenced. Exhaust</text:p>
            </text:list-item>
            <text:list-item>
              <text:p text:style-name="P6">Consecrate (Energy 10, Skill): Deal 5 Fire damage to enemies within your Aura. Give 5 block to allies in your Aura.</text:p>
            </text:list-item>
            <text:list-item>
              <text:p text:style-name="P6">Transcendence (Energy 30, Skill) Give a targt 3 Barrier. Exhaust</text:p>
            </text:list-item>
            <text:list-item>
              <text:p text:style-name="P6">Blinding Radiance (Energy 20, RA, R 3): Deal 10 Fire damage and apply Blind to all enemies in a 3x3 area.</text:p>
            </text:list-item>
            <text:list-item>
              <text:p text:style-name="P6">Sacred Aura (Energy 30, Power): On activation end, remove Blind, Silenced, Disarmed and Immobilized from allies in your Aura.</text:p>
            </text:list-item>
          </text:list>
        </text:list-item>
        <text:list-item>
          <text:p text:style-name="P6"><text:span text:style-name="T1">Naturalism</text:span> (Synergistic elements and themes: )</text:p>
          <text:list>
            <text:list-item>
              <text:p text:style-name="P6">Lightning Bolt (Energy 10, RA, R 3): Deal 6 air damage to a target and apply shocked</text:p>
            </text:list-item>
            <text:list-item>
              <text:p text:style-name="P6">Thunder Strike: (Energy 20, MA) Deal 200% weapon damage. If the target is shocked, apply stunned</text:p>
            </text:list-item>
            <text:list-item>
              <text:p text:style-name="P6">Chain Lightning (Energy 20, RA, R 3): Deal 8 air damage and apply shocked. Bounces to a random adjacent enemy up to 2 more times.</text:p>
            </text:list-item>
            <text:list-item>
              <text:p text:style-name="P6">Primal Rage (Energy 10, Skill): Give a target 3 strength until the end of their next activation. Exhaust</text:p>
            </text:list-item>
            <text:list-item>
              <text:p text:style-name="P6">Spirit Vision (Energy 10, Skill, R 3): Give an ally 8 block and True Sight until the end of their next activation. Exhaust</text:p>
            </text:list-item>
            <text:list-item>
              <text:p text:style-name="P6">Spirit Surge (Energy 0, Skill): Give 20 energy to all allies within your aura. Exhau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5T18:24:16.79</dc:date>
    <dc:creator>Black Will</dc:creator>
    <meta:editing-duration>PT10H8M19S</meta:editing-duration>
    <meta:editing-cycles>69</meta:editing-cycles>
    <meta:generator>OpenOffice/4.1.6$Win32 OpenOffice.org_project/416m1$Build-9790</meta:generator>
    <meta:document-statistic meta:table-count="0" meta:image-count="0" meta:object-count="0" meta:page-count="16" meta:paragraph-count="333" meta:word-count="4760" meta:character-count="26206"/>
  </office:meta>
</office:document-meta>
</file>